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FormManager.service( ServiceManager service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initial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FormManager.hasServi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Manager.createForm( Source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lookup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FormManager.configure( Configuration config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FormManager.release( Object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FormManager.disp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FormManager.getFormDefinition( Source sourc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